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bbcaf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c1b94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9211e" officeooo:paragraph-rsid="001de09c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de09c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de09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f4ec9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9211e" officeooo:paragraph-rsid="001bbcaf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c1b94"/>
    </style:style>
    <style:style style:name="T1" style:family="text">
      <style:text-properties fo:color="#c9211e"/>
    </style:style>
    <style:style style:name="T2" style:family="text">
      <style:text-properties fo:color="#c9211e" officeooo:rsid="001c1b94"/>
    </style:style>
    <style:style style:name="T3" style:family="text">
      <style:text-properties fo:color="#000000"/>
    </style:style>
    <style:style style:name="T4" style:family="text">
      <style:text-properties fo:color="#000000" style:font-name="Liberation Mono" fo:font-size="10pt" officeooo:rsid="001f4ec9" style:font-name-asian="Noto Sans Mono CJK SC" style:font-size-asian="10pt" style:font-name-complex="Liberation Mono" style:font-size-complex="10pt"/>
    </style:style>
    <style:style style:name="T5" style:family="text">
      <style:text-properties officeooo:rsid="00213065"/>
    </style:style>
    <style:style style:name="T6" style:family="text">
      <style:text-properties style:font-name="Liberation Mono" fo:font-size="10pt" officeooo:rsid="00213065" style:font-name-asian="Noto Sans Mono CJK SC" style:font-size-asian="10pt" style:font-name-complex="Liberation Mono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Команда du -s * | sort -nr выводит список файлов и каталогов,</text:p>
      <text:p text:style-name="P8">отсортированных по занимаемому ими пространству в порядке убывания</text:p>
      <text:p text:style-name="P8"/>
      <text:p text:style-name="P8">Ctrl+Z, чтобы приостановить работу <text:s/>используйте команду fg, чтобы вернуться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3-13T09:56:55.505568425</dc:date>
    <meta:editing-duration>PT1H14M22S</meta:editing-duration>
    <meta:editing-cycles>12</meta:editing-cycles>
    <meta:document-statistic meta:table-count="0" meta:image-count="0" meta:object-count="0" meta:page-count="1" meta:paragraph-count="3" meta:word-count="29" meta:character-count="202" meta:non-whitespace-character-count="175"/>
  </office:meta>
</office:document-meta>
</file>